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text-properties style:font-name="Arial" officeooo:paragraph-rsid="001ae0f5" style:font-name-complex="Arial1"/>
    </style:style>
    <style:style style:name="P2" style:family="paragraph" style:parent-style-name="Standard">
      <style:text-properties style:font-name="Arial" fo:font-size="12pt" fo:font-weight="normal" officeooo:paragraph-rsid="001ae0f5" style:font-size-asian="12pt" style:font-weight-asian="normal" style:font-name-complex="Arial1" style:font-size-complex="12pt" style:font-weight-complex="normal"/>
    </style:style>
    <style:style style:name="P3" style:family="paragraph" style:parent-style-name="Standard">
      <style:text-properties style:font-name="Arial" fo:font-size="12pt" officeooo:paragraph-rsid="001ae0f5" style:font-size-asian="12pt" style:font-name-complex="Arial1" style:font-size-complex="12pt"/>
    </style:style>
    <style:style style:name="P4" style:family="paragraph" style:parent-style-name="Standard" style:list-style-name="WWNum1">
      <style:text-properties officeooo:paragraph-rsid="001ae0f5"/>
    </style:style>
    <style:style style:name="P5" style:family="paragraph" style:parent-style-name="Standard" style:list-style-name="WWNum2">
      <style:text-properties officeooo:paragraph-rsid="001ae0f5"/>
    </style:style>
    <style:style style:name="P6" style:family="paragraph" style:parent-style-name="Standard" style:list-style-name="WWNum3">
      <style:text-properties officeooo:paragraph-rsid="001ae0f5"/>
    </style:style>
    <style:style style:name="P7" style:family="paragraph" style:parent-style-name="Standard" style:list-style-name="WWNum5">
      <style:text-properties officeooo:paragraph-rsid="001ae0f5"/>
    </style:style>
    <style:style style:name="P8" style:family="paragraph" style:parent-style-name="Standard" style:list-style-name="WWNum4">
      <style:text-properties officeooo:paragraph-rsid="001ae0f5"/>
    </style:style>
    <style:style style:name="P9" style:family="paragraph" style:parent-style-name="Standard" style:list-style-name="WWNum6">
      <style:text-properties officeooo:paragraph-rsid="001ae0f5"/>
    </style:style>
    <style:style style:name="P10" style:family="paragraph" style:parent-style-name="Standard" style:list-style-name="WWNum7">
      <style:text-properties officeooo:paragraph-rsid="001ae0f5"/>
    </style:style>
    <style:style style:name="P11" style:family="paragraph" style:parent-style-name="Standard">
      <style:text-properties officeooo:paragraph-rsid="001ae0f5"/>
    </style:style>
    <style:style style:name="P12" style:family="paragraph" style:parent-style-name="Standard">
      <style:paragraph-properties fo:margin-top="0cm" fo:margin-bottom="0.282cm" loext:contextual-spacing="false"/>
      <style:text-properties officeooo:paragraph-rsid="001ae0f5"/>
    </style:style>
    <style:style style:name="P13" style:family="paragraph" style:parent-style-name="Standard" style:master-page-name="Standard">
      <style:paragraph-properties style:page-number="auto"/>
      <style:text-properties officeooo:paragraph-rsid="001ae0f5"/>
    </style:style>
    <style:style style:name="T1" style:family="text">
      <style:text-properties style:font-name="Arial" fo:font-size="14pt" fo:font-weight="bold" style:font-size-asian="14pt" style:font-weight-asian="bold" style:font-name-complex="Arial1" style:font-size-complex="14pt"/>
    </style:style>
    <style:style style:name="T2" style:family="text">
      <style:text-properties style:font-name="Arial" fo:font-size="12pt" fo:font-weight="normal" style:font-size-asian="12pt" style:font-weight-asian="normal" style:font-name-complex="Arial1" style:font-size-complex="12pt" style:font-weight-complex="normal"/>
    </style:style>
    <style:style style:name="T3" style:family="text">
      <style:text-properties style:font-name="Arial" fo:font-size="12pt" fo:font-weight="bold" style:font-size-asian="12pt" style:font-weight-asian="bold" style:font-name-complex="Arial1"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What is Containerization</text:span></text:p>
      <text:p text:style-name="P11"><text:span text:style-name="T2">Containerization is a virtualization technique in which the application and all its dependencies are packed into a single isolated package called a containerand can be run on the host OS, virtual machines and on cloud.</text:span></text:p>
      <text:p text:style-name="P1"/>
      <text:p text:style-name="P11"><text:span text:style-name="T3">Need for Containerization</text:span></text:p>
      <text:p text:style-name="P11"><text:span text:style-name="T2">Every business depends on software and every software needs its own set of dependencies. Containerization helps to bundle the applications and its dependencies into an isolated package that can run on any platform or OS.</text:span></text:p>
      <text:p text:style-name="P11"><text:span text:style-name="T3">Dockers</text:span></text:p>
      <text:p text:style-name="P11"><text:span text:style-name="T2">There are many container systems available out there to create, run and deploy containers but dockers is the ubiquitous leader. It is so popular that it has become the synonym for containers. Some other famous container systems are</text:span></text:p>
      <text:list xml:id="list2593579777" text:style-name="WWNum1">
        <text:list-item>
          <text:p text:style-name="P4"><text:span text:style-name="T2">rkt</text:span></text:p>
        </text:list-item>
        <text:list-item>
          <text:p text:style-name="P4"><text:span text:style-name="T2">LXC(Linux containers)</text:span></text:p>
        </text:list-item>
      </text:list>
      <text:p text:style-name="P11"><text:span text:style-name="T3">Docker Swarm</text:span></text:p>
      <text:p text:style-name="P11"><text:span text:style-name="T2">Docker Swarm is an inbuilt docker container orchestration and management tool. It is used for creating the node clusters, scaling up the application and rolling changes and updates.</text:span></text:p>
      <text:p text:style-name="P1"/>
      <text:p text:style-name="P11"><text:span text:style-name="T3">Container Orchestration</text:span></text:p>
      <text:p text:style-name="P11"><text:span text:style-name="T2">Kubernetes is a Container Orchestration System but what is container orchestration and why do you even need it.</text:span></text:p>
      <text:p text:style-name="P1"/>
      <text:p text:style-name="P11"><text:span text:style-name="T3">Need for Container Orchestration</text:span></text:p>
      <text:p text:style-name="P11"><text:span text:style-name="T2">A useful application depends on other applications/functionalities to complete a task. It's good to keep logically distinct applications/functionalities separate , it helps in developing, testing , scaling and deployment. But these applications need to interact with each other to become a useful software system. This is where container orchestration comes into picture, it runs and manages multiple containers containing different applications or different functionalities of a single application and establishes communication between them.</text:span></text:p>
      <text:p text:style-name="P11"><text:span text:style-name="T3">What is Kubernetes ?</text:span></text:p>
      <text:p text:style-name="P11"><text:span text:style-name="T2">Kubernetes is an open source container orchestration platform, used for deploying, scaling, updating and managing containerized applications.</text:span></text:p>
      <text:p text:style-name="P11"><text:span text:style-name="T2">It was developed by Google and is now maintained by CNCF(Cloud Native Computing Foundation).</text:span></text:p>
      <text:p text:style-name="P1"/>
      <text:p text:style-name="P1"/>
      <text:p text:style-name="P11"><text:span text:style-name="T3">What is Minikube?</text:span></text:p>
      <text:list xml:id="list3142908124" text:style-name="WWNum2">
        <text:list-item>
          <text:p text:style-name="P5"><text:span text:style-name="T2">Minikube is a light weight version of Kubernetes that can run on a local machine or a local VM.</text:span></text:p>
        </text:list-item>
        <text:list-item>
          <text:p text:style-name="P5"><text:span text:style-name="T2">It is used for learnig, evaluation and development purpose only.</text:span></text:p>
        </text:list-item>
        <text:list-item>
          <text:p text:style-name="P5"><text:span text:style-name="T2">Minikube has an actual Kubernetes code, hence it runs all the Kubernetes CLI commands.</text:span></text:p>
        </text:list-item>
        <text:list-item>
          <text:p text:style-name="P5"><text:span text:style-name="T2">Minikube cluster has only one Master and one worker node.</text:span></text:p>
        </text:list-item>
      </text:list>
      <text:p text:style-name="P1"/>
      <text:p text:style-name="P11"><text:span text:style-name="T3">Installing Minikube</text:span></text:p>
      <text:p text:style-name="P11"><text:span text:style-name="T2">Now let us install Minikube on your local Linux machine. but before installing here is a list of prerequisites for Minikube to run on your local system.</text:span></text:p>
      <text:list xml:id="list3291151531" text:style-name="WWNum3">
        <text:list-item>
          <text:p text:style-name="P6"><text:span text:style-name="T2">Virtual Box must be installed (If you are not able to install first activate virtualization in the system BIOS and try)</text:span></text:p>
        </text:list-item>
        <text:list-item>
          <text:p text:style-name="P6"><text:soft-page-break/><text:span text:style-name="T2">Kubectl CLI tool muste be installed in your system to run the Kubernetes CLI commands</text:span></text:p>
        </text:list-item>
        <text:list-item>
          <text:p text:style-name="P6"><text:span text:style-name="T2">Dockers must be installed to create containers.</text:span></text:p>
        </text:list-item>
      </text:list>
      <text:p text:style-name="P1"/>
      <text:p text:style-name="P11"><text:span text:style-name="T2">To see if kubectl CLI tool is installed in your system and to check the version just type the following.</text:span></text:p>
      <text:list xml:id="list3250779716" text:style-name="WWNum5">
        <text:list-item>
          <text:p text:style-name="P7"><text:span text:style-name="T2">$ kubectl version</text:span></text:p>
        </text:list-item>
      </text:list>
      <text:p text:style-name="P11"><text:span text:style-name="T2">To check if minikube is installed in your system type</text:span></text:p>
      <text:list xml:id="list1224973535" text:style-name="WWNum4">
        <text:list-item>
          <text:p text:style-name="P8"><text:span text:style-name="T2">$ minikube version</text:span></text:p>
        </text:list-item>
      </text:list>
      <text:p text:style-name="P2"/>
      <text:p text:style-name="P11"><text:span text:style-name="T3">Installing Kubectl</text:span></text:p>
      <text:p text:style-name="P11"><text:span text:style-name="T2">Before installing Minikube on your local machine and running Kubernetes you have to install kubectl CLI tool.</text:span></text:p>
      <text:p text:style-name="P2"/>
      <text:p text:style-name="P11"><text:span text:style-name="T2">The steps for installation are:</text:span></text:p>
      <text:list xml:id="list2150429759" text:style-name="WWNum6">
        <text:list-item>
          <text:p text:style-name="P9"><text:span text:style-name="T2">$sudo apt-get update</text:span></text:p>
        </text:list-item>
        <text:list-item>
          <text:p text:style-name="P9"><text:span text:style-name="T2">$sudo apt-get install apt-transport-https</text:span></text:p>
        </text:list-item>
        <text:list-item>
          <text:p text:style-name="P9"><text:span text:style-name="T2">$curl -s https://packages.cloud.google.com/apt/doc/apt-key.gpg | sudo apt-key add -</text:span></text:p>
        </text:list-item>
        <text:list-item>
          <text:p text:style-name="P9"><text:span text:style-name="T2">$sudo touch /etc/apt/sources.list.d/kubernetes.list</text:span></text:p>
        </text:list-item>
        <text:list-item>
          <text:p text:style-name="P9"><text:span text:style-name="T2">$echo "deb http://apt.kubernetes.io/ kubernetes-xenial main" | sudo tee -a /etc/apt/sources.list.d/kubernetes.list</text:span></text:p>
        </text:list-item>
        <text:list-item>
          <text:p text:style-name="P9"><text:span text:style-name="T2">$sudo apt-get update</text:span></text:p>
        </text:list-item>
        <text:list-item>
          <text:p text:style-name="P9"><text:span text:style-name="T2">$sudo apt-get install -y kubectl</text:span></text:p>
        </text:list-item>
      </text:list>
      <text:p text:style-name="P3"/>
      <text:p text:style-name="P11"><text:span text:style-name="T3">Installing Minikube</text:span></text:p>
      <text:p text:style-name="P11"><text:span text:style-name="T2">Minikube is a lightweight version of Kubernetes that can run on your local machine. The minikube kubernetes cluster consists of only one master and node. The steps to install minikube are :</text:span></text:p>
      <text:list xml:id="list56739383" text:style-name="WWNum7">
        <text:list-item>
          <text:p text:style-name="P10"><text:span text:style-name="T2">curl -Lo minikube https://storage.googleapis.com/minikube/releases/v0.28.1/minikube-linux-amd64</text:span></text:p>
        </text:list-item>
        <text:list-item>
          <text:p text:style-name="P10"><text:span text:style-name="T2">chmod +x minikube</text:span></text:p>
        </text:list-item>
        <text:list-item>
          <text:p text:style-name="P10"><text:span text:style-name="T2">sudo mv minikube /usr/local/bin/</text:span></text:p>
        </text:list-item>
      </text:list>
      <text:p text:style-name="P3"/>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adornments="Regular" style:font-pitch="variable"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Label_20_254" style:display-name="ListLabel 254" style:family="text">
      <style:text-properties fo:font-size="12pt" fo:font-weight="normal"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plex="OpenSymbol1" style:font-family-complex="OpenSymbol" style:font-family-generic-complex="system" style:font-pitch-complex="variable"/>
    </style:style>
    <style:style style:name="ListLabel_20_258" style:display-name="ListLabel 258" style:family="text">
      <style:text-properties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complex="OpenSymbol1" style:font-family-complex="OpenSymbol" style:font-family-generic-complex="system" style:font-pitch-complex="variable"/>
    </style:style>
    <style:style style:name="ListLabel_20_263" style:display-name="ListLabel 263" style:family="text">
      <style:text-properties fo:font-size="12pt" fo:font-weight="normal"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complex="OpenSymbol1" style:font-family-complex="OpenSymbol" style:font-family-generic-complex="system" style:font-pitch-complex="variable"/>
    </style:style>
    <style:style style:name="ListLabel_20_272" style:display-name="ListLabel 272" style:family="text">
      <style:text-properties fo:font-size="12pt" fo:font-weight="normal"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plex="OpenSymbol1" style:font-family-complex="OpenSymbol" style:font-family-generic-complex="system" style:font-pitch-complex="variable"/>
    </style:style>
    <style:style style:name="ListLabel_20_276" style:display-name="ListLabel 276" style:family="text">
      <style:text-properties style:font-name-complex="OpenSymbol1" style:font-family-complex="OpenSymbol" style:font-family-generic-complex="system" style:font-pitch-complex="variable"/>
    </style:style>
    <style:style style:name="ListLabel_20_277" style:display-name="ListLabel 277" style:family="text">
      <style:text-properties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complex="OpenSymbol1" style:font-family-complex="OpenSymbol" style:font-family-generic-complex="system" style:font-pitch-complex="variable"/>
    </style:style>
    <style:style style:name="ListLabel_20_299" style:display-name="ListLabel 299" style:family="text">
      <style:text-properties fo:font-weight="normal"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complex="OpenSymbol1" style:font-family-complex="OpenSymbol" style:font-family-generic-complex="system" style:font-pitch-complex="variable"/>
    </style:style>
    <style:style style:name="ListLabel_20_308" style:display-name="ListLabel 308" style:family="text">
      <style:text-properties fo:font-weight="normal"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OpenSymbol1" style:font-family-complex="OpenSymbol" style:font-family-generic-complex="system" style:font-pitch-complex="variable"/>
    </style:style>
    <style:style style:name="ListLabel_20_311" style:display-name="ListLabel 311" style:family="text">
      <style:text-properties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OpenSymbol1" style:font-family-complex="Open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5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5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5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5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5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6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6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6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6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6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6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6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6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7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7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7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7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7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7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8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9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9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9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9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9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9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9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9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8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8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8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8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8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8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8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8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9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0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30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30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30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30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0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1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31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31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3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1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31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0T00:32:12.673769062</meta:creation-date>
    <dc:date>2020-01-20T00:32:46.692620415</dc:date>
    <meta:editing-duration>PT34S</meta:editing-duration>
    <meta:editing-cycles>1</meta:editing-cycles>
    <meta:document-statistic meta:table-count="0" meta:image-count="0" meta:object-count="0" meta:page-count="2" meta:paragraph-count="46" meta:word-count="570" meta:character-count="3728" meta:non-whitespace-character-count="3225"/>
    <meta:generator>LibreOffice/6.0.7.3$Linux_X86_64 LibreOffice_project/00m0$Build-3</meta:generator>
  </office:meta>
</office:document-meta>
</file>